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="none"/>
    </style:style>
    <style:style style:name="P1" style:family="paragraph" style:parent-style-name="Title">
      <style:text-properties officeooo:paragraph-rsid="0018d3ba"/>
    </style:style>
    <style:style style:name="P2" style:family="paragraph" style:parent-style-name="Standard">
      <style:paragraph-properties fo:line-height="0.1402in" fo:text-align="end" style:justify-single-word="false"/>
      <style:text-properties officeooo:paragraph-rsid="0018d3ba"/>
    </style:style>
    <style:style style:name="P3" style:family="paragraph" style:parent-style-name="Standard">
      <style:paragraph-properties fo:line-height="0.1402in" fo:text-align="start" style:justify-single-word="false"/>
      <style:text-properties officeooo:paragraph-rsid="0018d3ba"/>
    </style:style>
    <style:style style:name="P4" style:family="paragraph" style:parent-style-name="Standard">
      <style:text-properties officeooo:paragraph-rsid="00220038"/>
    </style:style>
    <style:style style:name="P5" style:family="paragraph" style:parent-style-name="Heading_20_1">
      <style:text-properties officeooo:paragraph-rsid="0018d3ba"/>
    </style:style>
    <style:style style:name="P6" style:family="paragraph" style:parent-style-name="Standard">
      <style:text-properties officeooo:paragraph-rsid="0018d3ba"/>
    </style:style>
    <style:style style:name="P7" style:family="paragraph" style:parent-style-name="Standard">
      <style:text-properties officeooo:paragraph-rsid="001abdab"/>
    </style:style>
    <style:style style:name="P8" style:family="paragraph" style:parent-style-name="Text_20_body">
      <style:text-properties officeooo:paragraph-rsid="0016b4d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d97d" style:font-weight-asian="bold" style:font-weight-complex="bold"/>
    </style:style>
    <style:style style:name="T3" style:family="text">
      <style:text-properties officeooo:rsid="00220038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erhat Sanli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">+31 6 23329713</text:p>
          </table:table-cell>
          <table:table-cell table:style-name="Table1.A1" office:value-type="string">
            <text:p text:style-name="P3"><text:a xlink:type="simple" xlink:href="mailto:ferhatsani95@hotmail.com" text:style-name="Internet_20_link" text:visited-style-name="Visited_20_Internet_20_Link"><text:span text:style-name="T1">ferhatsani95@hotmail.com</text:span></text:a></text:p>
          </table:table-cell>
        </table:table-row>
        <table:table-row>
          <table:table-cell table:style-name="Table1.A1" office:value-type="string">
            <text:p text:style-name="P2">linkedin.com/in/ferhatsanli</text:p>
          </table:table-cell>
          <table:table-cell table:style-name="Table1.A1" office:value-type="string">
            <text:p text:style-name="P3"><text:span text:style-name="T1">github.com/ferhatsanli</text:span></text:p>
          </table:table-cell>
        </table:table-row>
        <table:table-row>
          <table:table-cell table:style-name="Table1.A1" office:value-type="string">
            <text:p text:style-name="P2">Amsterdam, Netherlands</text:p>
          </table:table-cell>
          <table:table-cell table:style-name="Table1.A1" office:value-type="string">
            <text:p text:style-name="P3"><text:span text:style-name="T1">EU Citizen</text:span><text:span text:style-name="T2">ship</text:span><text:span text:style-name="T1"> </text:span><text:span text:style-name="T2">(Bulgaria)</text:span></text:p>
          </table:table-cell>
        </table:table-row>
      </table:table>
      <text:h text:style-name="Heading_20_1" text:outline-level="1">PROFILE</text:h>
      <text:p text:style-name="Standard">Self-motivated and passionate Android Developer with a solid foundation in Kotlin, Jetpack Compose, and modern mobile application development. Background in Information Systems Engineering with hands-on experience in automation and backend development. Currently focused on building RESTful Android applications and UI components using Jetpack Compose. Eager to contribute to team-oriented, innovative environments and continuously enhance technical skills.</text:p>
      <text:h text:style-name="Heading_20_1" text:outline-level="1">SKILLS</text:h>
      <text:p text:style-name="P4"><text:span text:style-name="Strong_20_Emphasis">Languages &amp; Platforms:</text:span> Kotlin, Python, <text:span text:style-name="T3">NodeJS</text:span>, C#, VB.NET, C/C++<text:line-break/><text:span text:style-name="Strong_20_Emphasis">Mobile Development:</text:span> Android, Jetpack Compose, XML Layouts, REST API Integration<text:line-break/><text:span text:style-name="Strong_20_Emphasis">Automation:</text:span> UiPath, AutoHotkey<text:line-break/><text:span text:style-name="Strong_20_Emphasis">Databases:</text:span> SQL<text:line-break/><text:span text:style-name="Strong_20_Emphasis">Tools &amp; Technologies:</text:span> Git, GitHub, Linux, Windows, macOS<text:line-break/><text:span text:style-name="Strong_20_Emphasis">Soft Skills:</text:span> Problem-solving, Self-driven, Team player, Result-oriented</text:p>
      <text:h text:style-name="Heading_20_1" text:outline-level="1">EXPERIENCE</text:h>
      <text:p text:style-name="Standard">Software Engineer – AKTEK | Oct 2022 – Feb 2023</text:p>
      <text:p text:style-name="Standard">- Developed and maintained automated workflows using UiPath.</text:p>
      <text:p text:style-name="Standard">- Built SQL automations and integrated backend systems with Oracle database.</text:p>
      <text:p text:style-name="Standard">- Boosted business efficiency through automation solutions.</text:p>
      <text:p text:style-name="Standard"/>
      <text:p text:style-name="Standard">Software Engineer – VBM | Sep 2021 – Feb 2022</text:p>
      <text:p text:style-name="Standard">- Designed and implemented automation workflows in UiPath and VB.NET.</text:p>
      <text:p text:style-name="Standard">- Created custom C# activities and automated Java-based applications.</text:p>
      <text:p text:style-name="Standard">- Streamlined Excel tasks with VBA and UiPath.</text:p>
      <text:h text:style-name="P5" text:outline-level="1">PROJECTS</text:h>
      <text:p text:style-name="P6">WhoConnected – Kotlin app that fetches network scan results from Raspberry Pi via REST API to show all connected devices in real-time.</text:p>
      <text:p text:style-name="P7">Daily Spend Calculator: Kotlin app for CSV-based expense analysis.</text:p>
      <text:p text:style-name="P6">Health App: Designed patient triage flow and led backend Kotlin development.</text:p>
      <text:p text:style-name="P6">Marmaris ESO App: Delivered backend services for local Chamber of Commerce.</text:p>
      <text:p text:style-name="P6">Teacher App: Developed backend systems for a tutoring platform.</text:p>
      <text:p text:style-name="P6"/>
      <text:h text:style-name="Heading_20_1" text:outline-level="1">EDUCATION</text:h>
      <text:p text:style-name="P8"><text:span text:style-name="Strong_20_Emphasis">B.Sc. in Information Systems Engineering </text:span><text:span text:style-name="Strong_20_Emphasis"><text:span text:style-name="T4">—</text:span></text:span><text:span text:style-name="Strong_20_Emphasis"> </text:span>Mugla Sitki Kocman University, Turkey — <text:span text:style-name="Emphasis">2020</text:span></text:p>
      <text:p text:style-name="P8"><text:span text:style-name="Strong_20_Emphasis">Technical Anatolian High School – Database Programming </text:span><text:span text:style-name="Strong_20_Emphasis"><text:span text:style-name="T4">—</text:span></text:span><text:span text:style-name="Strong_20_Emphasis"> </text:span>Balikesir, Turkey — <text:span text:style-name="Emphasis">2014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Tahoma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Tahoma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2a6099" loext:opacity="100%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left="0in" fo:margin-right="0in" fo:margin-top="0.1665in" fo:margin-bottom="0.0835in" style:contextual-spacing="false" style:page-number="auto" fo:padding="0.0201in" fo:border-left="none" fo:border-right="none" fo:border-top="none" fo:border-bottom="0.06pt solid #2a6099"/>
      <style:text-properties fo:color="#2a6099" loext:opacity="100%" fo:font-size="18pt" fo:font-weight="bold" fo:background-color="transparent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chapter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Songti SC" style:font-family-asian="'Songti SC'" style:font-family-generic-asian="system" style:font-pitch-asian="variable" style:font-size-asian="7pt" style:font-weight-asian="bold" style:font-name-complex="Arial Unicode MS" style:font-family-complex="'Arial Unicode MS'" style:font-family-generic-complex="system" style:font-pitch-complex="variable" style:font-size-complex="7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MacOSX_X86_64 LibreOffice_project/bbb074479178df812d175f709636b368952c2ce3</meta:generator>
    <dc:date>2025-08-05T19:56:16.256126000</dc:date>
    <meta:editing-duration>PT2H6M13S</meta:editing-duration>
    <meta:editing-cycles>5</meta:editing-cycles>
    <meta:print-date>2025-08-05T19:56:30.750946000</meta:print-date>
    <meta:printed-by>PDF files</meta:printed-by>
    <meta:document-statistic meta:table-count="1" meta:image-count="0" meta:object-count="0" meta:page-count="1" meta:paragraph-count="29" meta:word-count="263" meta:character-count="2015" meta:non-whitespace-character-count="1771"/>
  </office:meta>
</office:document-meta>
</file>